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6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ERNANDEZ URRIBURU, D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387940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YURINAKI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753320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ERNANDEZ URRIBURU, D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387940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753320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1.7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17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7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2/11/2021</text:p>
          </table:table-cell>
          <table:table-cell table:style-name="Tabla2.A3" office:value-type="string">
            <text:p text:style-name="P22">333463</text:p>
          </table:table-cell>
          <table:table-cell table:style-name="Tabla2.D3" office:value-type="string">
            <text:p text:style-name="P23">17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2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6T16:58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